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ossOriginAnnotationIntegrationTests.customOriginDefinedViaValueAttribute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rossOriginAnnotationIntegrationTests.actualPostRequestWithoutAnnotation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rossOriginAnnotationIntegrationTests.preflightRequestWithoutAnnotation( HttpServer httpSer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rossOriginAnnotationIntegrationTests.actualRequestWithCustomizedAnnotation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thodLevelController.no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LevelController.noAnnotationP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LevelController.defaultAnnotationWith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rossOriginAnnotationIntegrationTests.ambiguousHeaderPreflightRequest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thodLevelController.customOriginPatternDefinedViaPlace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LevelController.custom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ssOriginAnnotationIntegrationTests.classLevel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ethodLevelController.ambiguousHeader1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rossOriginAnnotationIntegrationTests.startServer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ossOriginAnnotationIntegrationTests.actualGetRequestWithoutAnnotation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rossOriginAnnotationIntegrationTests.actualRequestWithDefaultAnnotation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thodLevelController.ambiguousHeader1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rossOriginAnnotationIntegrationTests.preflightRequestWithCustomizedAnnotation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rossOriginAnnotationIntegrationTests.ambiguousProducesPreflightRequest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rossOriginAnnotationIntegrationTests.initRest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ssOriginAnnotationIntegrationTests.preflightRequestWithDefaultAnnotation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thodLevelController.default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LevelController.customOriginDefinedViaValu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xAgeWithDefaultOriginController.method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LevelController.customOriginDefinedViaPlace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ssOriginAnnotationIntegrationTests.customOriginPatternDefinedViaPlaceholder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hodLevelController.ambiguousProduces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ssOriginAnnotationIntegrationTests.optionsRequestWithAccessControlRequestMethod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LevelController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ssOriginAnnotationIntegrationTests.actualRequestWithDefaultAnnotationAndNoOrigin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rossOriginAnnotationIntegrationTests.maxAgeWithDefaultOrigin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rossOriginAnnotationIntegrationTests.customOriginDefinedViaPlaceholder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LevelController.ba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ssOriginAnnotationIntegrationTests.ini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thodLevelController.ambiguousProducesX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xAgeWithDefaultOriginController.cla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evelController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ssOriginAnnotationIntegrationTests.customOriginPatternDefinedViaValueAttribute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hodLevelController.customOriginPatternDefinedViaValu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